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21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22" style:parent-style-name="Standard" style:family="paragraph">
      <style:paragraph-properties fo:line-height="150%"/>
    </style:style>
    <style:style style:name="T2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34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35" style:parent-style-name="Standard" style:family="paragraph">
      <style:paragraph-properties fo:line-height="150%"/>
    </style:style>
    <style:style style:name="T3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4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4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45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46" style:parent-style-name="Standard" style:family="paragraph">
      <style:paragraph-properties fo:line-height="150%"/>
    </style:style>
    <style:style style:name="T4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50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51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52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53" style:parent-style-name="Standard" style:family="paragraph">
      <style:paragraph-properties fo:line-height="150%"/>
    </style:style>
    <style:style style:name="T5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55" style:parent-style-name="Fonteparág.padrão" style:family="text">
      <style:text-properties fo:language="pt" fo:country="BR"/>
    </style:style>
    <style:style style:name="T5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5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5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6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6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64" style:parent-style-name="Standard" style:family="paragraph">
      <style:paragraph-properties fo:text-align="justify" fo:line-height="150%"/>
    </style:style>
    <style:style style:name="T6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7" style:parent-style-name="Fonteparág.padrão" style:family="text">
      <style:text-properties fo:language="pt" fo:country="BR"/>
    </style:style>
    <style:style style:name="T6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70" style:parent-style-name="Standard" style:family="paragraph">
      <style:paragraph-properties fo:line-height="150%"/>
    </style:style>
    <style:style style:name="T7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74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75" style:parent-style-name="Standard" style:family="paragraph">
      <style:paragraph-properties fo:line-height="150%"/>
    </style:style>
    <style:style style:name="T7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7" style:parent-style-name="Fonteparág.padrão" style:family="text">
      <style:text-properties fo:language="pt" fo:country="BR"/>
    </style:style>
    <style:style style:name="T7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81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82" style:parent-style-name="Standard" style:family="paragraph">
      <style:paragraph-properties fo:line-height="150%"/>
    </style:style>
    <style:style style:name="T8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84" style:parent-style-name="Fonteparág.padrão" style:family="text">
      <style:text-properties fo:language="pt" fo:country="BR"/>
    </style:style>
    <style:style style:name="T8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8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8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9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93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94" style:parent-style-name="Standard" style:family="paragraph">
      <style:paragraph-properties fo:line-height="150%"/>
    </style:style>
    <style:style style:name="T9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9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9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98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99" style:parent-style-name="Standard" style:family="paragraph">
      <style:paragraph-properties fo:line-height="150%"/>
    </style:style>
    <style:style style:name="T10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1" style:parent-style-name="Fonteparág.padrão" style:family="text">
      <style:text-properties fo:language="pt" fo:country="BR"/>
    </style:style>
    <style:style style:name="T10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05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106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107" style:parent-style-name="Standard" style:family="paragraph">
      <style:paragraph-properties fo:line-height="150%"/>
    </style:style>
    <style:style style:name="T10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09" style:parent-style-name="Fonteparág.padrão" style:family="text">
      <style:text-properties fo:language="pt" fo:country="BR"/>
    </style:style>
    <style:style style:name="T11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119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120" style:parent-style-name="Standard" style:family="paragraph">
      <style:paragraph-properties fo:line-height="150%"/>
    </style:style>
    <style:style style:name="T12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24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125" style:parent-style-name="Standard" style:family="paragraph">
      <style:paragraph-properties fo:line-height="150%"/>
    </style:style>
    <style:style style:name="T12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30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131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132" style:parent-style-name="Standard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133" style:parent-style-name="Standard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134" style:parent-style-name="Standard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135" style:parent-style-name="Standard" style:family="paragraph">
      <style:paragraph-properties fo:line-height="150%"/>
    </style:style>
    <style:style style:name="T136" style:parent-style-name="Fonteparág.padrão" style:family="text">
      <style:text-properties style:font-name="Times New Roman" style:font-name-asian="Times New Roman" style:font-name-complex="Times New Roman" fo:language="pt" fo:country="BR"/>
    </style:style>
  </office:automatic-styles>
  <office:body>
    <office:text text:use-soft-page-breaks="true">
      <text:p text:style-name="P1"><text:span text:style-name="T9">Aluno</text:span><text:span text:style-name="T10">: &lt;</text:span><text:span text:style-name="T11">Thais Cardoso Moura de Souza</text:span><text:span text:style-name="T12">&gt;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Data:</text:span><text:span text:style-name="T19"><text:s/></text:span><text:span text:style-name="T20">28/05/2013</text:span></text:p>
      <text:p text:style-name="P21"/>
      <text:p text:style-name="P22"><text:span text:style-name="T23">Fase/Iteração:</text:span><text:span text:style-name="T24"><text:s/>&lt;</text:span><text:span text:style-name="T25">Iteração 1</text:span><text:span text:style-name="T26">&gt;</text:span><text:span text:style-name="T27"><text:tab/></text:span><text:span text:style-name="T28"><text:tab/></text:span><text:span text:style-name="T29">Esforço Total:</text:span><text:span text:style-name="T30"><text:s/>&lt;</text:span><text:span text:style-name="T31">3</text:span><text:span text:style-name="T32">4 horas</text:span><text:span text:style-name="T33">&gt;</text:span></text:p>
      <text:p text:style-name="P34"/>
      <text:p text:style-name="P35"><text:span text:style-name="T36">Atividade: &lt;</text:span><text:span text:style-name="T37">Estudar a Resolução 21/2009 do CONSUNI</text:span><text:span text:style-name="T38">&gt;</text:span><text:span text:style-name="T39"><text:tab/></text:span><text:span text:style-name="T40"><text:tab/></text:span><text:span text:style-name="T41"><text:tab/></text:span><text:span text:style-name="T42">Esforço: &lt;</text:span><text:span text:style-name="T43">4 horas</text:span><text:span text:style-name="T44">&gt;</text:span></text:p>
      <text:p text:style-name="P45">Descrição: &lt;Estudar a Resolução para melhor entendimento do escopo do nosso trabalho</text:p>
      <text:p text:style-name="P46"><text:span text:style-name="T47">Produtos: &lt;</text:span><text:span text:style-name="T48">Foi feito um mapa mental da norma</text:span><text:span text:style-name="T49">&gt;</text:span></text:p>
      <text:p text:style-name="P50">Equipe: &lt;não se aplica&gt;</text:p>
      <text:p text:style-name="P51">Artefato: &lt;não se aplica&gt;</text:p>
      <text:p text:style-name="P52"/>
      <text:p text:style-name="P53"><text:span text:style-name="T54">Atividade: &lt;</text:span><text:span text:style-name="T55"><text:s/></text:span><text:span text:style-name="T56">Preencher planilha MPS.Br</text:span><text:span text:style-name="T57">&gt;</text:span><text:span text:style-name="T58"><text:tab/></text:span><text:span text:style-name="T59"><text:tab/></text:span><text:span text:style-name="T60"><text:tab/></text:span><text:span text:style-name="T61">Esforço: &lt;</text:span><text:span text:style-name="T62">10 horas</text:span><text:span text:style-name="T63">&gt;</text:span></text:p>
      <text:p text:style-name="P64"><text:span text:style-name="T65">D</text:span><text:span text:style-name="T66">escrição: &lt;</text:span><text:span text:style-name="T67"><text:s/></text:span><text:span text:style-name="T68">Foi feito um mapeamento preliminar entre os artefatos e os resultados esperados do MPS.BR Nível F</text:span><text:span text:style-name="T69">&gt;</text:span></text:p>
      <text:p text:style-name="P70"><text:span text:style-name="T71">Produtos: &lt;</text:span><text:s/><text:span text:style-name="T72">Planilha_MpsBR_Artefatos</text:span><text:span text:style-name="T73">&gt;</text:span></text:p>
      <text:p text:style-name="P74">Equipe: &lt;não se aplica&gt;</text:p>
      <text:p text:style-name="P75"><text:span text:style-name="T76">Artefato: &lt;</text:span><text:span text:style-name="T77"><text:s/></text:span><text:span text:style-name="T78">Planilha_MpsBR_Artefatos</text:span><text:span text:style-name="T79">.xls</text:span><text:span text:style-name="T80">&gt;</text:span></text:p>
      <text:p text:style-name="P81"/>
      <text:p text:style-name="P82"><text:span text:style-name="T83">Atividade: &lt;</text:span><text:span text:style-name="T84"><text:s/></text:span><text:span text:style-name="T85">Gerar Plano de Garantia da Qualidade</text:span><text:span text:style-name="T86">&gt;</text:span><text:span text:style-name="T87"><text:tab/></text:span><text:span text:style-name="T88"><text:tab/></text:span><text:span text:style-name="T89"><text:tab/></text:span><text:span text:style-name="T90">Esforço: &lt;</text:span><text:span text:style-name="T91">12 horas</text:span><text:span text:style-name="T92">&gt;</text:span></text:p>
      <text:p text:style-name="P93">Descrição: &lt;Fazer o plano da garantia da qualidade do projeto SAD&gt;</text:p>
      <text:p text:style-name="P94"><text:span text:style-name="T95">Produtos: &lt;</text:span><text:span text:style-name="T96">Plano preliminar da Garantia da Qualidade</text:span><text:span text:style-name="T97">&gt;</text:span></text:p>
      <text:p text:style-name="P98">Equipe: &lt;não se aplica&gt;</text:p>
      <text:p text:style-name="P99"><text:span text:style-name="T100">Artefato: &lt;</text:span><text:span text:style-name="T101"><text:s/></text:span><text:span text:style-name="T102">PGQ_SAD_versão1</text:span><text:span text:style-name="T103">.doc</text:span><text:span text:style-name="T104">&gt;</text:span></text:p>
      <text:p text:style-name="P105"/>
      <text:p text:style-name="P106"/>
      <text:soft-page-break/>
      <text:p text:style-name="P107"><text:span text:style-name="T108">Atividade: &lt;</text:span><text:span text:style-name="T109"><text:s/></text:span><text:span text:style-name="T110">Gerar planos de teste</text:span><text:span text:style-name="T111">&gt;</text:span><text:span text:style-name="T112"><text:tab/></text:span><text:span text:style-name="T113"><text:tab/></text:span><text:span text:style-name="T114"><text:tab/></text:span><text:span text:style-name="T115">Esforço: &lt;</text:span><text:span text:style-name="T116">8</text:span><text:span text:style-name="T117"><text:s/>horas</text:span><text:span text:style-name="T118">&gt;</text:span></text:p>
      <text:p text:style-name="P119">Descrição: &lt;Fazer o plano de teste do projeto SAD&gt;</text:p>
      <text:p text:style-name="P120"><text:span text:style-name="T121">Produtos: &lt;</text:span><text:span text:style-name="T122">Plano preliminar de teste</text:span><text:span text:style-name="T123">&gt;</text:span></text:p>
      <text:p text:style-name="P124">Equipe: &lt;não se aplica&gt;</text:p>
      <text:p text:style-name="P125"><text:span text:style-name="T126">Artefato: &lt;</text:span><text:s/><text:span text:style-name="T127">PlanoTeste_SAD</text:span><text:span text:style-name="T128">.doc</text:span><text:span text:style-name="T129">&gt;</text:span></text:p>
      <text:p text:style-name="P130"/>
      <text:p text:style-name="P131"/>
      <text:p text:style-name="P132"/>
      <text:p text:style-name="P133"><text:tab/></text:p>
      <text:list text:style-name="LS1" text:continue-numbering="true">
        <text:list-item>
          <text:list>
            <text:list-item>
              <text:p text:style-name="P134"/>
            </text:list-item>
          </text:list>
        </text:list-item>
      </text:list>
      <text:p text:style-name="P135"><text:span text:style-name="T13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 style:language-asian="pt" style:country-asian="BR" style:language-complex="ar" style:country-complex="SA"/>
    </style:style>
    <style:style style:name="T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  <style:style style:name="T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3360" draw:style-name="a0" draw:name="Imagem 3" text:anchor-type="paragraph" svg:x="5.56736in" svg:y="-0.02569in" svg:width="1.16667in" svg:height="0.53125in" style:rel-width="scale" style:rel-height="scale"><draw:image xlink:href="media/image1.png" xlink:type="simple" xlink:show="embed" xlink:actuate="onLoad"/><svg:title/><svg:desc>icone_sad.png</svg:desc></draw:frame></text:span><text:span text:style-name="T4">Fábrica</text:span><text:span text:style-name="T5"><text:s/>de Software – Instituto de Informática – Universidade Federal de Goiás</text:span></text:p>
        <text:p text:style-name="P6">Nome do Projeto</text:p>
        <text:p text:style-name="Standard"><text:span text:style-name="T7">Relatório Individual</text:span></text:p>
        <text:p text:style-name="P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ais cardoso moura de souza</meta:initial-creator>
    <dc:creator>thais cardoso moura de souza</dc:creator>
    <meta:creation-date>2013-05-28T22:18:00Z</meta:creation-date>
    <dc:date>2013-05-28T22:47:00Z</dc:date>
    <meta:template xlink:href="Normal" xlink:type="simple"/>
    <meta:editing-cycles>1</meta:editing-cycles>
    <meta:editing-duration>PT1740S</meta:editing-duration>
    <meta:document-statistic meta:page-count="2" meta:paragraph-count="2" meta:word-count="173" meta:character-count="1111" meta:row-count="7" meta:non-whitespace-character-count="940"/>
  </office:meta>
</office:document-meta>
</file>